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19cm" fo:margin-left="-0.191cm" fo:margin-top="0cm" fo:margin-bottom="0cm" table:align="left" style:writing-mode="lr-tb"/>
    </style:style>
    <style:style style:name="Таблица1.A" style:family="table-column">
      <style:table-column-properties style:column-width="7.041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4.66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76cm" fo:border="none" style:writing-mode="lr-tb"/>
    </style:style>
    <style:style style:name="Таблица1.B1" style:family="table-cell">
      <style:table-cell-properties fo:padding="0.176cm" fo:border-left="none" fo:border-right="none" fo:border-top="none" fo:border-bottom="0.75pt solid #000001" style:writing-mode="lr-tb"/>
    </style:style>
    <style:style style:name="Таблица1.B2" style:family="table-cell">
      <style:table-cell-properties fo:padding="0.176cm" fo:border-left="none" fo:border-right="none" fo:border-top="0.75pt solid #000001" fo:border-bottom="0.7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50%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officeooo:paragraph-rsid="000cc9c1"/>
    </style:style>
    <style:style style:name="P6" style:family="paragraph" style:parent-style-name="Standard">
      <style:paragraph-properties fo:margin-top="0cm" fo:margin-bottom="0cm" loext:contextual-spacing="false" fo:orphans="0" fo:widows="0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cc9c1" officeooo:paragraph-rsid="000cc9c1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0ee209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fo:break-before="page"/>
    </style:style>
    <style:style style:name="P11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Courier New1" officeooo:rsid="000ea69e" officeooo:paragraph-rsid="000ea69e"/>
    </style:style>
    <style:style style:name="P13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officeooo:paragraph-rsid="000cc9c1"/>
    </style:style>
    <style:style style:name="P15" style:family="paragraph" style:parent-style-name="Standard">
      <style:paragraph-properties fo:margin-left="2.54cm" fo:margin-right="0cm" fo:margin-top="0cm" fo:margin-bottom="0cm" loext:contextual-spacing="true" fo:line-height="150%" fo:text-indent="-0.635cm" style:auto-text-indent="false"/>
    </style:style>
    <style:style style:name="P16" style:family="paragraph" style:parent-style-name="Standard" style:list-style-name="WWNum4">
      <style:paragraph-properties fo:margin-left="2.54cm" fo:margin-right="0cm" fo:margin-top="0cm" fo:margin-bottom="0cm" loext:contextual-spacing="true" fo:line-height="150%" fo:text-indent="-0.635cm" style:auto-text-indent="false"/>
    </style:style>
    <style:style style:name="P17" style:family="paragraph" style:parent-style-name="Standard" style:list-style-name="WWNum4">
      <style:paragraph-properties fo:margin-left="2.54cm" fo:margin-right="0cm" fo:margin-top="0cm" fo:margin-bottom="0cm" loext:contextual-spacing="true" fo:line-height="150%" fo:text-indent="-0.635cm" style:auto-text-indent="false"/>
      <style:text-properties officeooo:paragraph-rsid="000ea69e"/>
    </style:style>
    <style:style style:name="P18" style:family="paragraph" style:parent-style-name="Standard">
      <style:paragraph-properties fo:margin-left="2.54cm" fo:margin-right="0cm" fo:margin-top="0cm" fo:margin-bottom="0cm" loext:contextual-spacing="true" fo:line-height="150%" fo:text-indent="-0.635cm" style:auto-text-indent="false"/>
      <style:text-properties officeooo:paragraph-rsid="000cc9c1"/>
    </style:style>
    <style:style style:name="P19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/>
    </style:style>
    <style:style style:name="P20" style:family="paragraph" style:parent-style-name="Standard">
      <style:paragraph-properties fo:margin-left="2.54cm" fo:margin-right="0cm" fo:margin-top="0cm" fo:margin-bottom="0cm" loext:contextual-spacing="true" fo:line-height="150%" fo:text-indent="-0.635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cc9c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2.54cm" fo:margin-right="0cm" fo:margin-top="0cm" fo:margin-bottom="0cm" loext:contextual-spacing="true" fo:line-height="150%" fo:text-indent="-0.635cm" style:auto-text-indent="false"/>
      <style:text-properties style:font-name="Times New Roman" fo:font-weight="normal" style:font-weight-asian="normal" style:font-weight-complex="normal"/>
    </style:style>
    <style:style style:name="P22" style:family="paragraph" style:parent-style-name="Standard">
      <style:paragraph-properties fo:margin-left="2.54cm" fo:margin-right="0cm" fo:margin-top="0cm" fo:margin-bottom="0cm" loext:contextual-spacing="false" fo:text-indent="1.27cm" style:auto-text-indent="false"/>
    </style:style>
    <style:style style:name="P23" style:family="paragraph" style:parent-style-name="Standard">
      <style:paragraph-properties fo:margin-left="2.54cm" fo:margin-right="0cm" fo:margin-top="0cm" fo:margin-bottom="0cm" loext:contextual-spacing="false" fo:line-height="150%" fo:text-indent="1.27cm" style:auto-text-indent="false"/>
    </style:style>
    <style:style style:name="P24" style:family="paragraph" style:parent-style-name="Standard" style:list-style-name="L3">
      <style:paragraph-properties fo:margin-left="2.54cm" fo:margin-right="0cm" fo:margin-top="0cm" fo:margin-bottom="0cm" loext:contextual-spacing="false" fo:line-height="150%" fo:text-indent="0cm" style:auto-text-indent="false"/>
      <style:text-properties officeooo:paragraph-rsid="000ea69e"/>
    </style:style>
    <style:style style:name="P25" style:family="paragraph" style:parent-style-name="Standard" style:list-style-name="L3">
      <style:paragraph-properties fo:margin-left="2.54cm" fo:margin-right="0cm" fo:margin-top="0cm" fo:margin-bottom="0cm" loext:contextual-spacing="false" fo:line-height="150%" fo:text-indent="0cm" style:auto-text-indent="false"/>
      <style:text-properties officeooo:rsid="000d432b" officeooo:paragraph-rsid="000d432b"/>
    </style:style>
    <style:style style:name="P26" style:family="paragraph" style:parent-style-name="Standard" style:list-style-name="L3">
      <style:paragraph-properties fo:margin-left="2.54cm" fo:margin-right="0cm" fo:margin-top="0cm" fo:margin-bottom="0cm" loext:contextual-spacing="false" fo:line-height="150%" fo:text-indent="0cm" style:auto-text-indent="false"/>
      <style:text-properties officeooo:rsid="000ea69e" officeooo:paragraph-rsid="000ea69e"/>
    </style:style>
    <style:style style:name="P27" style:family="paragraph" style:parent-style-name="Standard" style:list-style-name="L3">
      <style:paragraph-properties fo:margin-left="2.54cm" fo:margin-right="0cm" fo:margin-top="0cm" fo:margin-bottom="0cm" loext:contextual-spacing="false" fo:line-height="150%" fo:text-indent="0cm" style:auto-text-indent="false"/>
      <style:text-properties style:font-name="Courier New1" officeooo:rsid="000ea69e" officeooo:paragraph-rsid="000ea69e"/>
    </style:style>
    <style:style style:name="P28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style:font-name="Courier New1" fo:font-size="9pt" officeooo:rsid="000ea69e" officeooo:paragraph-rsid="000ea69e" style:font-size-asian="9pt" style:font-size-complex="9pt"/>
    </style:style>
    <style:style style:name="P29" style:family="paragraph" style:parent-style-name="Standard" style:list-style-name="L4">
      <style:paragraph-properties fo:margin-left="2.54cm" fo:margin-right="0cm" fo:margin-top="0cm" fo:margin-bottom="0cm" loext:contextual-spacing="false" fo:line-height="150%" fo:text-indent="0cm" style:auto-text-indent="false"/>
      <style:text-properties style:font-name="Courier New1" fo:font-size="9pt" officeooo:rsid="000ea69e" officeooo:paragraph-rsid="000ea69e" style:font-size-asian="9pt" style:font-size-complex="9pt"/>
    </style:style>
    <style:style style:name="P30" style:family="paragraph" style:parent-style-name="Standard" style:list-style-name="L4">
      <style:paragraph-properties fo:margin-left="2.54cm" fo:margin-right="0cm" fo:margin-top="0cm" fo:margin-bottom="0cm" loext:contextual-spacing="false" fo:line-height="150%" fo:text-indent="0cm" style:auto-text-indent="false"/>
      <style:text-properties style:font-name="Courier New1" fo:font-size="9pt" officeooo:rsid="000ee209" officeooo:paragraph-rsid="000ee209" style:font-size-asian="9pt" style:font-size-complex="9pt"/>
    </style:style>
    <style:style style:name="P31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32" style:family="paragraph" style:parent-style-name="Text_20_body" style:list-style-name="L2">
      <style:paragraph-properties fo:margin-top="0cm" fo:margin-bottom="0cm" loext:contextual-spacing="false" fo:line-height="160%" fo:text-align="start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0cc9c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c9c1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0ee209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cc9c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d432b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0ea69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ee209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font-style="italic" officeooo:rsid="000cc9c1" style:font-name-asian="Times New Roman1" style:font-size-asian="12pt" style:font-style-asian="italic" style:font-name-complex="Times New Roman1" style:font-size-complex="12pt"/>
    </style:style>
    <style:style style:name="T1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officeooo:rsid="000ea69e" style:font-name-asian="Times New Roman1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style:font-name="Times New Roman" fo:font-size="12pt" fo:font-style="italic" fo:font-weight="normal" officeooo:rsid="000cc9c1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fo:font-weight="normal" officeooo:rsid="000cc9c1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0d432b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0ee209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officeooo:rsid="000cc9c1" style:font-name-asian="Times New Roman1" style:font-name-complex="Times New Roman1"/>
    </style:style>
    <style:style style:name="T22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3" style:family="text">
      <style:text-properties style:font-name="Courier New" fo:font-size="12pt" style:font-name-asian="Courier New2" style:font-size-asian="12pt" style:font-name-complex="Courier New2" style:font-size-complex="12pt"/>
    </style:style>
    <style:style style:name="T24" style:family="text">
      <style:text-properties style:font-name="Courier New" fo:font-size="12pt" officeooo:rsid="000cc9c1" style:font-name-asian="Courier New2" style:font-size-asian="12pt" style:font-name-complex="Courier New2" style:font-size-complex="12pt"/>
    </style:style>
    <style:style style:name="T25" style:family="text">
      <style:text-properties style:font-name="Courier New" fo:font-size="12pt" officeooo:rsid="000d432b" style:font-name-asian="Courier New2" style:font-size-asian="12pt" style:font-name-complex="Courier New2" style:font-size-complex="12pt"/>
    </style:style>
    <style:style style:name="T26" style:family="text">
      <style:text-properties officeooo:rsid="000cc9c1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0cc9c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officeooo:rsid="000d432b" style:font-name-asian="Times New Roman1" style:font-size-asian="12pt" style:font-name-complex="Times New Roman1" style:font-size-complex="12pt"/>
    </style:style>
    <style:style style:name="T29" style:family="text">
      <style:text-properties fo:font-variant="normal" fo:text-transform="none" fo:color="#000000" fo:font-size="12pt" fo:letter-spacing="normal" fo:font-style="normal" officeooo:rsid="000cc9c1" style:font-name-asian="Times New Roman1" style:font-size-asian="12pt" style:font-name-complex="Times New Roman1" style:font-size-complex="12pt"/>
    </style:style>
    <style:style style:name="T30" style:family="text">
      <style:text-properties fo:font-variant="normal" fo:text-transform="none" fo:color="#24292e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T31" style:family="text">
      <style:text-properties fo:font-variant="normal" fo:text-transform="none" fo:color="#24292e" style:font-name="Times New Roman" fo:font-size="12pt" fo:letter-spacing="normal" fo:font-style="normal" fo:font-weight="normal" officeooo:rsid="000ea69e" style:font-name-asian="Times New Roman1" style:font-size-asian="12pt" style:font-name-complex="Times New Roman1" style:font-size-complex="12pt"/>
    </style:style>
    <style:style style:name="T32" style:family="text">
      <style:text-properties fo:font-variant="normal" fo:text-transform="none" fo:color="#24292e" style:font-name="Times New Roman" fo:font-size="12pt" fo:letter-spacing="normal" fo:font-style="italic" fo:font-weight="normal" style:font-name-asian="Times New Roman1" style:font-size-asian="12pt" style:font-style-asian="italic" style:font-name-complex="Times New Roman1" style:font-size-complex="12pt" style:font-style-complex="italic"/>
    </style:style>
    <style:style style:name="T33" style:family="text">
      <style:text-properties fo:font-variant="normal" fo:text-transform="none" fo:color="#24292e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T34" style:family="text">
      <style:text-properties fo:font-size="12pt" style:font-name-asian="Times New Roman1" style:font-size-asian="12pt" style:font-name-complex="Times New Roman1" style:font-size-complex="12pt"/>
    </style:style>
    <style:style style:name="T35" style:family="text">
      <style:text-properties officeooo:rsid="000ee20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ИНОБРНАУКИ РОССИИ</text:span></text:p>
      <text:p text:style-name="P4"><text:span text:style-name="T1">Санкт-Петербургский государственный</text:span></text:p>
      <text:p text:style-name="P4"><text:span text:style-name="T1">электротехнический университет</text:span></text:p>
      <text:p text:style-name="P4"><text:span text:style-name="T1">«ЛЭТИ» им. В.И. Ульянова (Ленина)</text:span></text:p>
      <text:p text:style-name="P4"><text:span text:style-name="T1">Кафедра МОЭВМ</text:span></text:p>
      <text:p text:style-name="P4"/>
      <text:p text:style-name="P4"/>
      <text:p text:style-name="P4"/>
      <text:p text:style-name="P3"/>
      <text:p text:style-name="P4"><text:span text:style-name="T22">отчет</text:span></text:p>
      <text:p text:style-name="P4"><text:span text:style-name="T1">по лабораторной работе №</text:span><text:span text:style-name="T2">1</text:span></text:p>
      <text:p text:style-name="P4"><text:span text:style-name="T1">по дисциплине «Программирование»</text:span></text:p>
      <text:p text:style-name="P4"><text:span text:style-name="T1">Тема: </text:span><text:span text:style-name="T2">Обзор стандартной библиотеки </text:span><text:span text:style-name="T3">языка С</text:span></text:p>
      <text:p text:style-name="P4"/>
      <text:p text:style-name="P3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4"><text:tab/><text:tab/><text:tab/></text:span></text:p>
            <text:p text:style-name="P2"><text:span text:style-name="T4">Студент гр. 6303</text:span></text:p>
          </table:table-cell>
          <table:table-cell table:style-name="Таблица1.B1" office:value-type="string">
            <text:p text:style-name="P6"><text:span text:style-name="T4"><text:tab/><text:tab/><text:tab/></text:span></text:p>
            <text:p text:style-name="P2"/>
            <text:p text:style-name="P2"><text:span text:style-name="T4"><text:tab/><text:tab/><text:tab/></text:span></text:p>
            <text:p text:style-name="P2"><text:span text:style-name="T4"><text:tab/><text:tab/></text:span></text:p>
          </table:table-cell>
          <table:table-cell table:style-name="Таблица1.A1" office:value-type="string">
            <text:p text:style-name="P6"><text:span text:style-name="T4"><text:tab/><text:tab/><text:tab/></text:span></text:p>
            <text:p text:style-name="P7"><text:span text:style-name="T4">Сергеенков М.Ю.</text:span></text:p>
            <text:p text:style-name="P2"><text:span text:style-name="T4"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4"><text:tab/><text:tab/><text:tab/></text:span></text:p>
            <text:p text:style-name="P2"><text:span text:style-name="T4">Преподаватель</text:span></text:p>
            <text:p text:style-name="P2"><text:span text:style-name="T4"><text:tab/><text:tab/></text:span></text:p>
          </table:table-cell>
          <table:table-cell table:style-name="Таблица1.B2" office:value-type="string">
            <text:p text:style-name="P6"><text:span text:style-name="T4"><text:tab/><text:tab/><text:tab/></text:span></text:p>
            <text:p text:style-name="P2"/>
            <text:p text:style-name="P2"><text:span text:style-name="T4"><text:tab/><text:tab/><text:tab/></text:span></text:p>
            <text:p text:style-name="P2"><text:span text:style-name="T4"><text:tab/><text:tab/></text:span></text:p>
          </table:table-cell>
          <table:table-cell table:style-name="Таблица1.A1" office:value-type="string">
            <text:p text:style-name="P6"><text:span text:style-name="T4"><text:tab/><text:tab/><text:tab/></text:span></text:p>
            <text:p text:style-name="P8"><text:span text:style-name="T4">Чайка К.В.</text:span></text:p>
            <text:p text:style-name="P2"><text:span text:style-name="T4"><text:tab/><text:tab/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Санкт-Петербург</text:span></text:p>
      <text:p text:style-name="P1"><text:span text:style-name="T4">2016</text:span></text:p>
      <text:p text:style-name="P10"/>
      <text:p text:style-name="P13"><text:span text:style-name="T5">Цель работы</text:span></text:p>
      <text:p text:style-name="P14"><text:span text:style-name="T18">Изучить возможности стандартной библиотеки языка Си и разработать программу для анализа массива </text:span><text:span text:style-name="T19">целых чисел на предмет наличия в нем указанного числа, применив тем самым на практике полученные знания о функциях стандартной библиотеки.</text:span></text:p>
      <text:p text:style-name="P13"><text:span text:style-name="T5">Ход работы</text:span></text:p>
      <text:list xml:id="list5692467624604975376" text:style-name="WWNum4">
        <text:list-item>
          <text:p text:style-name="P16"><text:span text:style-name="T6">В локальном репозитории создана новая ветка </text:span><text:span text:style-name="T16">S</text:span><text:span text:style-name="T15">ergeenkov_</text:span><text:span text:style-name="T16">sem2</text:span><text:span text:style-name="T15">_lr</text:span><text:span text:style-name="T16">1</text:span></text:p>
        </text:list-item>
      </text:list>
      <text:p text:style-name="P23"><text:span text:style-name="T23">git checkout -b </text:span><text:span text:style-name="T24">S</text:span><text:span text:style-name="T23">ergeenkov_</text:span><text:span text:style-name="T24">sem2</text:span><text:span text:style-name="T23">_lr</text:span><text:span text:style-name="T24">1</text:span></text:p>
      <text:list xml:id="list112348546451595" text:continue-numbering="true" text:style-name="WWNum4">
        <text:list-item>
          <text:p text:style-name="P16"><text:span text:style-name="T6">Создана папка </text:span><text:span text:style-name="T11">sergeenkov_lr4</text:span></text:p>
        </text:list-item>
      </text:list>
      <text:p text:style-name="P5"><text:span text:style-name="T11"><text:tab/><text:tab/><text:tab/></text:span><text:span text:style-name="T23">mkdir </text:span><text:span text:style-name="T24">S</text:span><text:span text:style-name="T23">ergeenkov_</text:span><text:span text:style-name="T24">sem2</text:span><text:span text:style-name="T23">_lr</text:span><text:span text:style-name="T24">1</text:span></text:p>
      <text:list xml:id="list112349505243236" text:continue-numbering="true" text:style-name="WWNum4">
        <text:list-item>
          <text:p text:style-name="P16"><text:span text:style-name="T6">В вышеуказанной папке создан файл </text:span><text:span text:style-name="T11">lab</text:span><text:span text:style-name="T12">1</text:span><text:span text:style-name="T11">.c</text:span></text:p>
        </text:list-item>
      </text:list>
      <text:p text:style-name="P3"><text:span text:style-name="T11"><text:tab/><text:tab/><text:tab/></text:span><text:span text:style-name="T23">touch lab</text:span><text:span text:style-name="T24">1</text:span><text:span text:style-name="T23">.c</text:span></text:p>
      <text:list xml:id="list112347840612644" text:continue-numbering="true" text:style-name="WWNum4">
        <text:list-item>
          <text:p text:style-name="P16"><text:span text:style-name="T6">В файл </text:span><text:span text:style-name="T11">lab</text:span><text:span text:style-name="T12">1</text:span><text:span text:style-name="T11">.c</text:span><text:span text:style-name="T6"> </text:span><text:span text:style-name="T8">з</text:span><text:span text:style-name="T6">аписан программный код по заданию к лабораторной работе, </text:span><text:span text:style-name="T7">которое сформулировано следующим образом.</text:span></text:p>
        </text:list-item>
      </text:list>
      <text:p text:style-name="P15"><text:span text:style-name="T7"/></text:p>
      <text:p text:style-name="P21"><text:span text:style-name="T28"><text:tab/>Н</text:span><text:span text:style-name="T29">а вход </text:span><text:span text:style-name="T28">программе</text:span><text:span text:style-name="T29"> подается массив целых чисел длины 1000, при этом число 0 либо встречается один раз, либо не встречается.</text:span></text:p>
      <text:p text:style-name="P15"><text:span text:style-name="T7"/></text:p>
      <text:p text:style-name="P18"><text:span text:style-name="T7"><text:tab/></text:span><text:span text:style-name="T27">Программа должна совершать следующие действия:</text:span></text:p>
      <text:list xml:id="list1771421079168435039" text:style-name="L2">
        <text:list-item>
          <text:p text:style-name="P32">отсортировать массив, используя <text:span text:style-name="T26">функцию</text:span> быстрой сортировки <text:span text:style-name="T26">из стандартной библиотеки;</text:span></text:p>
        </text:list-item>
        <text:list-item>
          <text:p text:style-name="P32">определить, присутствует ли в массиве число 0, используя алгоритм двоичного поиска (для реализации алгоритма двоичного поиска <text:span text:style-name="T26">применить</text:span> функцию стандартной библиотеки);</text:p>
        </text:list-item>
        <text:list-item>
          <text:p text:style-name="P32">посчитать время, за которое совершен поиск числа 0, используя при этом функцию стандартной библиотеки;</text:p>
        </text:list-item>
        <text:list-item>
          <text:p text:style-name="P32">вывести строку "exists", если ноль в массиве есть и "doesn't exist" в противном случае;</text:p>
        </text:list-item>
        <text:list-item>
          <text:p text:style-name="P32">вывести время, за которое был совершен двоичный поиск;</text:p>
        </text:list-item>
        <text:list-item>
          <text:p text:style-name="P32">определить, присутствует ли в массиве число 0, используя перебор всех чисел массива;</text:p>
        </text:list-item>
        <text:list-item>
          <text:p text:style-name="P32">посчитать время, за которое совершен поиск числа 0 перебором, используя при этом функцию стандартной библиотеки;</text:p>
        </text:list-item>
        <text:list-item>
          <text:p text:style-name="P32"><text:soft-page-break/>вывести строку "exists", если 0 в массиве есть и "doesn't exist" в противном случае;</text:p>
        </text:list-item>
        <text:list-item>
          <text:p text:style-name="P32">вывести время, за которое была совершен поиск перебором;</text:p>
        </text:list-item>
      </text:list>
      <text:p text:style-name="P20"><text:span text:style-name="T7"><text:tab/>Результат двоичного поиска, время двоичного поиска, результат поиска перебором и время поиска перебором должны быть выведены именно в </text:span><text:span text:style-name="T21">вышеописанном</text:span><text:span text:style-name="T7"> порядке и разделены символом перевода строки.</text:span></text:p>
      <text:p text:style-name="P13"><text:span text:style-name="T6"><text:tab/></text:span></text:p>
      <text:list xml:id="list112348285664493" text:continue-list="list112347840612644" text:style-name="WWNum4">
        <text:list-item>
          <text:p text:style-name="P17"><text:span text:style-name="T6">Далее приведено описание работы программы.</text:span></text:p>
        </text:list-item>
      </text:list>
      <text:list xml:id="list3512768766314166134" text:style-name="L3">
        <text:list-item>
          <text:p text:style-name="P25"><text:span text:style-name="T6">Массив целых чисел считывается из входного потока:</text:span></text:p>
          <text:list>
            <text:list-item>
              <text:list>
                <text:list-item>
                  <text:list>
                    <text:list-header>
                      <text:p text:style-name="P27"><text:span text:style-name="T34">for (i=0; i&lt;LEN; ++i){</text:span></text:p>
                      <text:p text:style-name="P27"><text:span text:style-name="T34"><text:s text:c="4"/>scanf("%d", &amp;array[i]);</text:span></text:p>
                      <text:p text:style-name="P27"><text:span text:style-name="T34"><text:s text:c="2"/>}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<text:span text:style-name="T6">С помощью функции стандартной библиотеки qsort выполняется сортировка элементов массива по возрастанию:</text:span></text:p>
          <text:p text:style-name="P27"><text:span text:style-name="T34">qsort(array,LEN, sizeof(int), funccmp );</text:span></text:p>
        </text:list-item>
        <text:list-item>
          <text:p text:style-name="P25"><text:span text:style-name="T6">Переменной start_time присваивается значение функции </text:span><text:span text:style-name="T13">clock()</text:span><text:span text:style-name="T6"> из стандартной библиотки:</text:span></text:p>
          <text:p text:style-name="P27"><text:span text:style-name="T34">start_time=clock();</text:span></text:p>
        </text:list-item>
        <text:list-item>
          <text:p text:style-name="P25"><text:span text:style-name="T6">С помощью функции </text:span><text:span text:style-name="T13">bsearch</text:span><text:span text:style-name="T6"> из стандартной библиотеки выполняется бинарный поиск нужного числа среди элементов массива (в данном случае, числа 0):</text:span></text:p>
          <text:p text:style-name="P27"><text:span text:style-name="T34">int * ptrItem = (int*)bsearch(&amp;search, array, LEN, sizeof (int), funccmp);</text:span></text:p>
        </text:list-item>
        <text:list-item>
          <text:p text:style-name="P25"><text:span text:style-name="T6">В качестве вспомогательной функции, передающейся в качестве аргумента в </text:span><text:span text:style-name="T13">qsort</text:span><text:span text:style-name="T6"> и </text:span><text:span text:style-name="T13">bsearch</text:span><text:span text:style-name="T6"> реализована функция-компаратор, возвращающая разность двух чисел:</text:span></text:p>
          <text:p text:style-name="P27"><text:span text:style-name="T34">int funccmp(const void * x1, const void * x2)</text:span></text:p>
          <text:p text:style-name="P27"><text:span text:style-name="T34">{</text:span></text:p>
          <text:p text:style-name="P27"><text:span text:style-name="T34"><text:s text:c="2"/>return ( *(int*)x1 - *(int*)x2 );</text:span></text:p>
          <text:p text:style-name="P27"><text:span text:style-name="T34">}</text:span></text:p>
        </text:list-item>
        <text:list-item>
          <text:p text:style-name="P24"><text:span text:style-name="T9">Переменной </text:span><text:span text:style-name="T14">end_time</text:span><text:span text:style-name="T9"> присваивается значение функции </text:span><text:span text:style-name="T14">clock()</text:span><text:span text:style-name="T9">. В </text:span><text:span text:style-name="T14">stdout</text:span><text:span text:style-name="T9"> выводится время выполнения бинарного поиска в тактах процессора, равное </text:span><text:span text:style-name="T32">end_time-start_time</text:span><text:span text:style-name="T31">:</text:span></text:p>
          <text:p text:style-name="P27"><text:soft-page-break/><text:span text:style-name="T33">end_time=clock();</text:span></text:p>
          <text:p text:style-name="P27"><text:span text:style-name="T33">printf("%i\n", (int)(end_time-start_time));</text:span></text:p>
        </text:list-item>
        <text:list-item>
          <text:p text:style-name="P26"><text:span text:style-name="T30">С помощью функции </text:span><text:span text:style-name="T32">findZero</text:span><text:span text:style-name="T30"> произведен поиск нужного элемента в массиве методом перебора. Посчитано и выведено время выполнения аналогично п.6:</text:span></text:p>
          <text:p text:style-name="P27"><text:span text:style-name="T33">bool findZero(int* array){</text:span></text:p>
          <text:p text:style-name="P27"><text:span text:style-name="T33"><text:s text:c="2"/>bool flag=false;</text:span></text:p>
          <text:p text:style-name="P27"><text:span text:style-name="T33"><text:s text:c="2"/>int i=0;</text:span></text:p>
          <text:p text:style-name="P27"><text:span text:style-name="T33"><text:s text:c="2"/>for (i = 0; i &lt; LEN; i++) {</text:span></text:p>
          <text:p text:style-name="P27"><text:span text:style-name="T33"><text:s text:c="4"/>if (array[i]==0){</text:span></text:p>
          <text:p text:style-name="P27"><text:span text:style-name="T33"><text:s text:c="6"/>flag=true;</text:span></text:p>
          <text:p text:style-name="P27"><text:span text:style-name="T33"><text:s text:c="6"/>break;</text:span></text:p>
          <text:p text:style-name="P27"><text:span text:style-name="T33"><text:s text:c="4"/>}</text:span></text:p>
          <text:p text:style-name="P27"><text:span text:style-name="T33"><text:s text:c="2"/>}</text:span></text:p>
          <text:p text:style-name="P27"><text:span text:style-name="T33"><text:s text:c="2"/>return flag;</text:span></text:p>
          <text:p text:style-name="P27"><text:span text:style-name="T33">}</text:span></text:p>
        </text:list-item>
      </text:list>
      <text:p text:style-name="P12"><text:span text:style-name="T33"/></text:p>
      <text:list xml:id="list112348802875882" text:continue-list="list112348285664493" text:style-name="WWNum4">
        <text:list-item>
          <text:p text:style-name="P16"><text:span text:style-name="T6">Ниже приведен код программы:</text:span></text:p>
        </text:list-item>
      </text:list>
      <text:list xml:id="list1755158164513140126" text:style-name="L4">
        <text:list-item>
          <text:p text:style-name="P30">/***********************************************************</text:p>
        </text:list-item>
        <text:list-item>
          <text:p text:style-name="P30">******Code for laboratory work #1</text:p>
        </text:list-item>
        <text:list-item>
          <text:p text:style-name="P30">------------------------------------------------------------</text:p>
        </text:list-item>
        <text:list-item>
          <text:p text:style-name="P30">******The program sorts array using qsort and finds zero using</text:p>
        </text:list-item>
        <text:list-item>
          <text:p text:style-name="P30">******bsearch feom standart library. It calculates how much</text:p>
        </text:list-item>
        <text:list-item>
          <text:p text:style-name="P30">******time program does its work using system call clock().</text:p>
        </text:list-item>
        <text:list-item>
          <text:p text:style-name="P30">------------------------------------------------------------</text:p>
        </text:list-item>
        <text:list-item>
          <text:p text:style-name="P30">******Created by Mikhail Sergeenkov on the 28th of February, 2017</text:p>
        </text:list-item>
        <text:list-item>
          <text:p text:style-name="P30">******sergeenkov.michael@gmail.com</text:p>
        </text:list-item>
        <text:list-item>
          <text:p text:style-name="P30">******github.com/Mishelles</text:p>
        </text:list-item>
        <text:list-item>
          <text:p text:style-name="P30">************************************************************/</text:p>
        </text:list-item>
        <text:list-item>
          <text:p text:style-name="P29"/>
        </text:list-item>
        <text:list-item>
          <text:p text:style-name="P29">#include &lt;stdio.h&gt;</text:p>
        </text:list-item>
        <text:list-item>
          <text:p text:style-name="P29">#include &lt;stdlib.h&gt;</text:p>
        </text:list-item>
        <text:list-item>
          <text:p text:style-name="P29">#include &lt;time.h&gt;</text:p>
        </text:list-item>
        <text:list-item>
          <text:p text:style-name="P29">#include &lt;stdbool.h&gt;</text:p>
        </text:list-item>
        <text:list-item>
          <text:p text:style-name="P29">#define LEN 1000 /*array lenght*/</text:p>
        </text:list-item>
        <text:list-item>
          <text:p text:style-name="P29"/>
        </text:list-item>
        <text:list-item>
          <text:p text:style-name="P29">int funccmp(const void * x1, const void * x2);</text:p>
        </text:list-item>
        <text:list-item>
          <text:p text:style-name="P29">bool findZero(int* array);</text:p>
        </text:list-item>
        <text:list-item>
          <text:p text:style-name="P29"><text:soft-page-break/></text:p>
        </text:list-item>
        <text:list-item>
          <text:p text:style-name="P29">int main(int argc, char const *argv[]) {</text:p>
        </text:list-item>
        <text:list-item>
          <text:p text:style-name="P29"><text:s text:c="2"/>int search=0;</text:p>
        </text:list-item>
        <text:list-item>
          <text:p text:style-name="P29"><text:s text:c="2"/>int array[LEN];</text:p>
        </text:list-item>
        <text:list-item>
          <text:p text:style-name="P29"><text:s text:c="2"/>int i=0;</text:p>
        </text:list-item>
        <text:list-item>
          <text:p text:style-name="P29"><text:s text:c="2"/>clock_t time;</text:p>
        </text:list-item>
        <text:list-item>
          <text:p text:style-name="P29"><text:s text:c="2"/>clock_t start_time;</text:p>
        </text:list-item>
        <text:list-item>
          <text:p text:style-name="P29"><text:s text:c="2"/>clock_t end_time;</text:p>
        </text:list-item>
        <text:list-item>
          <text:p text:style-name="P29"><text:s text:c="2"/>for (i=0; i&lt;LEN; ++i){</text:p>
        </text:list-item>
        <text:list-item>
          <text:p text:style-name="P29"><text:s text:c="4"/>scanf("%d", &amp;array[i]);</text:p>
        </text:list-item>
        <text:list-item>
          <text:p text:style-name="P29"><text:s text:c="2"/>}</text:p>
        </text:list-item>
        <text:list-item>
          <text:p text:style-name="P29"><text:s text:c="2"/>qsort(array,LEN, sizeof(int), funccmp );</text:p>
        </text:list-item>
        <text:list-item>
          <text:p text:style-name="P29"><text:s text:c="2"/>start_time=clock();</text:p>
        </text:list-item>
        <text:list-item>
          <text:p text:style-name="P29"><text:s text:c="2"/>int * ptrItem = (int*)bsearch(&amp;search, array, LEN, sizeof (int), funccmp);</text:p>
        </text:list-item>
        <text:list-item>
          <text:p text:style-name="P29"><text:s text:c="2"/>end_time=clock();</text:p>
        </text:list-item>
        <text:list-item>
          <text:p text:style-name="P29"><text:s text:c="2"/>if (ptrItem!=NULL){</text:p>
        </text:list-item>
        <text:list-item>
          <text:p text:style-name="P29"><text:s text:c="4"/>printf("exists\n");</text:p>
        </text:list-item>
        <text:list-item>
          <text:p text:style-name="P29"><text:s text:c="2"/>}else{</text:p>
        </text:list-item>
        <text:list-item>
          <text:p text:style-name="P29"><text:s text:c="4"/>printf("doesn't exist\n");</text:p>
        </text:list-item>
        <text:list-item>
          <text:p text:style-name="P29"><text:s text:c="2"/>}</text:p>
        </text:list-item>
        <text:list-item>
          <text:p text:style-name="P29"><text:s text:c="2"/>printf("%i\n", (int)(end_time-start_time));</text:p>
        </text:list-item>
        <text:list-item>
          <text:p text:style-name="P29"><text:s text:c="2"/>start_time=clock();</text:p>
        </text:list-item>
        <text:list-item>
          <text:p text:style-name="P29"><text:s text:c="2"/>if (findZero(array)==true){</text:p>
        </text:list-item>
        <text:list-item>
          <text:p text:style-name="P29"><text:s text:c="4"/>printf("exists\n");</text:p>
        </text:list-item>
        <text:list-item>
          <text:p text:style-name="P29"><text:s text:c="2"/>}else{</text:p>
        </text:list-item>
        <text:list-item>
          <text:p text:style-name="P29"><text:s text:c="4"/>printf("doesn't exist\n");</text:p>
        </text:list-item>
        <text:list-item>
          <text:p text:style-name="P29"><text:s text:c="2"/>}</text:p>
        </text:list-item>
        <text:list-item>
          <text:p text:style-name="P29"><text:s text:c="2"/>end_time=clock();</text:p>
        </text:list-item>
        <text:list-item>
          <text:p text:style-name="P29"><text:s text:c="2"/>printf("%i\n", (int)(end_time-start_time));</text:p>
        </text:list-item>
        <text:list-item>
          <text:p text:style-name="P29"><text:s text:c="2"/>return 0;</text:p>
        </text:list-item>
        <text:list-item>
          <text:p text:style-name="P29">}</text:p>
        </text:list-item>
        <text:list-item>
          <text:p text:style-name="P29"/>
        </text:list-item>
        <text:list-item>
          <text:p text:style-name="P29">/*This function is used as an argument for</text:p>
        </text:list-item>
        <text:list-item>
          <text:p text:style-name="P29">**qsort and bsearch</text:p>
        </text:list-item>
        <text:list-item>
          <text:p text:style-name="P29">*/</text:p>
        </text:list-item>
        <text:list-item>
          <text:p text:style-name="P29">int funccmp(const void * x1, const void * x2)</text:p>
        </text:list-item>
        <text:list-item>
          <text:p text:style-name="P29">{</text:p>
        </text:list-item>
        <text:list-item>
          <text:p text:style-name="P29"><text:s text:c="2"/>return ( *(int*)x1 - *(int*)x2 );</text:p>
        </text:list-item>
        <text:list-item>
          <text:p text:style-name="P29">}</text:p>
        </text:list-item>
        <text:list-item>
          <text:p text:style-name="P29"/>
        </text:list-item>
        <text:list-item>
          <text:p text:style-name="P29">/*This function searches for zero in array</text:p>
        </text:list-item>
        <text:list-item>
          <text:p text:style-name="P29">**step by step</text:p>
        </text:list-item>
        <text:list-item>
          <text:p text:style-name="P29">*/</text:p>
        </text:list-item>
        <text:list-item>
          <text:p text:style-name="P29">bool findZero(int* array){</text:p>
        </text:list-item>
        <text:list-item>
          <text:p text:style-name="P29"><text:soft-page-break/><text:s text:c="2"/>bool flag=false;</text:p>
        </text:list-item>
        <text:list-item>
          <text:p text:style-name="P29"><text:s text:c="2"/>int i=0;</text:p>
        </text:list-item>
        <text:list-item>
          <text:p text:style-name="P29"><text:s text:c="2"/>for (i = 0; i &lt; LEN; i++) {</text:p>
        </text:list-item>
        <text:list-item>
          <text:p text:style-name="P29"><text:s text:c="4"/>if (array[i]==0){</text:p>
        </text:list-item>
        <text:list-item>
          <text:p text:style-name="P29"><text:s text:c="6"/>flag=true;</text:p>
        </text:list-item>
        <text:list-item>
          <text:p text:style-name="P29"><text:s text:c="6"/>break;</text:p>
        </text:list-item>
        <text:list-item>
          <text:p text:style-name="P29"><text:s text:c="4"/>}</text:p>
        </text:list-item>
        <text:list-item>
          <text:p text:style-name="P29"><text:s text:c="2"/>}</text:p>
        </text:list-item>
        <text:list-item>
          <text:p text:style-name="P29"><text:s text:c="2"/>return flag;</text:p>
        </text:list-item>
        <text:list-item>
          <text:p text:style-name="P29">}</text:p>
        </text:list-item>
      </text:list>
      <text:list xml:id="list112348779187597" text:continue-list="list112348802875882" text:style-name="WWNum4">
        <text:list-item>
          <text:p text:style-name="P19"><text:span text:style-name="T6">Проиндексированы изменения в локальном репозитори</text:span><text:span text:style-name="T8">и</text:span><text:span text:style-name="T6">.</text:span></text:p>
        </text:list-item>
      </text:list>
      <text:p text:style-name="P31"><text:span text:style-name="T6"><text:tab/></text:span><text:span text:style-name="T23">git status</text:span></text:p>
      <text:p text:style-name="P2"><text:span text:style-name="T23"><text:tab/><text:tab/><text:tab/>git add </text:span><text:span text:style-name="T25">S</text:span><text:span text:style-name="T23">ergeenkov_</text:span><text:span text:style-name="T25">sem2</text:span><text:span text:style-name="T23">_lr</text:span><text:span text:style-name="T25">1</text:span></text:p>
      <text:list xml:id="list112347624868287" text:continue-numbering="true" text:style-name="WWNum4">
        <text:list-item>
          <text:p text:style-name="P19"><text:span text:style-name="T6">Сделан коммит в локальный репозиторий.</text:span></text:p>
        </text:list-item>
      </text:list>
      <text:p text:style-name="P2"><text:span text:style-name="T6"><text:tab/><text:tab/><text:tab/></text:span><text:span text:style-name="T23">git commit -m “add lab</text:span><text:span text:style-name="T25">1</text:span><text:span text:style-name="T23">”</text:span></text:p>
      <text:list xml:id="list112349229808352" text:continue-numbering="true" text:style-name="WWNum4">
        <text:list-item>
          <text:p text:style-name="P19"><text:span text:style-name="T6">Изменения отправлены в удаленный репозиторий.</text:span></text:p>
        </text:list-item>
      </text:list>
      <text:p text:style-name="P22"><text:span text:style-name="T23">git push origin </text:span><text:span text:style-name="T25">S</text:span><text:span text:style-name="T23">ergeenkov_</text:span><text:span text:style-name="T25">sem2</text:span><text:span text:style-name="T23">_lr</text:span><text:span text:style-name="T25">1</text:span></text:p>
      <text:list xml:id="list112348348089291" text:continue-numbering="true" text:style-name="WWNum4">
        <text:list-item>
          <text:p text:style-name="P19"><text:span text:style-name="T6">Сделан </text:span><text:span text:style-name="T11">pull request</text:span><text:span text:style-name="T6"> в ветку master.</text:span></text:p>
        </text:list-item>
      </text:list>
      <text:p text:style-name="P2"><text:span text:style-name="T5">Вывод</text:span></text:p>
      <text:p text:style-name="P9"><text:span text:style-name="T6"><text:tab/></text:span><text:span text:style-name="T10">В ходе лабораторной работы и</text:span><text:span text:style-name="T18">зуч</text:span><text:span text:style-name="T20">ены</text:span><text:span text:style-name="T18"> возможности стандартной библиотеки языка Си. </text:span><text:span text:style-name="T20">Полученные знания закреплены в ходе разработки</text:span><text:span text:style-name="T18"> программ</text:span><text:span text:style-name="T20">ы</text:span><text:span text:style-name="T18"> для анализа массива </text:span><text:span text:style-name="T19">целых чисел на предмет наличия в нем указанного числа </text:span><text:span text:style-name="T20">с использованием функций стандартной библиотеки.</text:span></text:p>
      <text:p text:style-name="P2"/>
      <text:p text:style-name="P31"><text:span text:style-name="T6"><text:tab/></text:span></text:p>
      <text:p text:style-name="P3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56" style:display-name="ListLabel 56" style:family="text">
      <style:text-properties fo:font-size="10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1:23:47.245316635</dc:date>
    <meta:editing-duration>PT32S</meta:editing-duration>
    <meta:editing-cycles>1</meta:editing-cycles>
    <meta:document-statistic meta:table-count="1" meta:image-count="0" meta:object-count="0" meta:page-count="6" meta:paragraph-count="168" meta:word-count="828" meta:character-count="6085" meta:non-whitespace-character-count="5316"/>
    <meta:generator>LibreOffice/5.1.6.2$Linux_X86_64 LibreOffice_project/10m0$Build-2</meta:generator>
  </office:meta>
</office:document-meta>
</file>